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10"/>
    <style:style style:name="P5" style:family="paragraph" style:parent-style-name="Text_20_body">
      <style:text-properties officeooo:paragraph-rsid="000e520f"/>
    </style:style>
    <style:style style:name="P6" style:family="paragraph" style:parent-style-name="Text_20_body">
      <style:text-properties style:font-name="Calibri Light" fo:font-size="11pt" style:font-size-asian="11pt" style:font-size-complex="11pt"/>
    </style:style>
    <style:style style:name="P7" style:family="paragraph" style:parent-style-name="Text_20_body" style:list-style-name="L2">
      <style:text-properties style:font-name="Calibri Light" fo:font-size="11pt" style:font-size-asian="11pt" style:font-size-complex="11pt"/>
    </style:style>
    <style:style style:name="P8" style:family="paragraph" style:parent-style-name="Text_20_body" style:list-style-name="L3">
      <style:text-properties style:font-name="Calibri Light" fo:font-size="11pt" style:font-size-asian="11pt" style:font-size-complex="11pt"/>
    </style:style>
    <style:style style:name="P9" style:family="paragraph" style:parent-style-name="Text_20_body" style:list-style-name="L4">
      <style:text-properties style:font-name="Calibri Light" fo:font-size="11pt" style:font-size-asian="11pt" style:font-size-complex="11pt"/>
    </style:style>
    <style:style style:name="P10" style:family="paragraph" style:parent-style-name="Text_20_body" style:list-style-name="L7">
      <style:text-properties style:font-name="Calibri Light" fo:font-size="11pt" style:font-size-asian="11pt" style:font-size-complex="11pt"/>
    </style:style>
    <style:style style:name="P11" style:family="paragraph" style:parent-style-name="Text_20_body" style:list-style-name="L8">
      <style:text-properties style:font-name="Calibri Light" fo:font-size="11pt" style:font-size-asian="11pt" style:font-size-complex="11pt"/>
    </style:style>
    <style:style style:name="P12" style:family="paragraph" style:parent-style-name="Text_20_body" style:list-style-name="L9">
      <style:text-properties style:font-name="Calibri Light" fo:font-size="11pt" style:font-size-asian="11pt" style:font-size-complex="11pt"/>
    </style:style>
    <style:style style:name="P13" style:family="paragraph" style:parent-style-name="Text_20_body">
      <style:text-properties style:font-name="Calibri Light" fo:font-size="11pt" officeooo:paragraph-rsid="000e520f" style:font-size-asian="11pt" style:font-size-complex="11pt"/>
    </style:style>
    <style:style style:name="P14" style:family="paragraph" style:parent-style-name="Text_20_body">
      <style:text-properties style:font-name="Calibri Light" fo:font-size="11pt" style:text-underline-style="solid" style:text-underline-width="auto" style:text-underline-color="font-color" fo:font-weight="bold" officeooo:paragraph-rsid="000e520f" style:font-size-asian="11pt" style:font-weight-asian="bold" style:font-size-complex="11pt" style:font-weight-complex="bold"/>
    </style:style>
    <style:style style:name="P15" style:family="paragraph" style:parent-style-name="Text_20_body">
      <style:text-properties style:font-name="Calibri Light"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Text_20_body">
      <style:text-properties style:font-name="Calibri Light" fo:font-size="11pt" style:text-underline-style="solid" style:text-underline-width="auto" style:text-underline-color="font-color" officeooo:paragraph-rsid="000e520f" style:font-size-asian="11pt" style:font-size-complex="11pt"/>
    </style:style>
    <style:style style:name="P17" style:family="paragraph" style:parent-style-name="normal">
      <style:text-properties style:font-name="Calibri Light"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fo:font-size="11pt" style:font-size-asian="11pt" style:font-size-complex="11pt"/>
    </style:style>
    <style:style style:name="T2" style:family="text">
      <style:text-properties style:font-name="Montserrat" fo:font-size="11pt" fo:font-weight="bold" style:font-name-asian="Montserrat1" style:font-size-asian="11pt" style:font-weight-asian="bold" style:font-name-complex="Montserrat1" style:font-size-complex="11pt"/>
    </style:style>
    <style:style style:name="T3" style:family="text">
      <style:text-properties style:font-name="Calibri Light"/>
    </style:style>
    <style:style style:name="T4" style:family="text">
      <style:text-properties style:font-name="Calibri Light" fo:font-size="11pt" style:font-size-asian="11pt" style:font-size-complex="11pt"/>
    </style:style>
    <style:style style:name="T5" style:family="text">
      <style:text-properties style:font-name="Calibri Light" fo:font-size="11pt" fo:font-weight="bold" style:font-size-asian="11pt" style:font-weight-asian="bold" style:font-size-complex="11pt" style:font-weight-complex="bold"/>
    </style:style>
    <style:style style:name="T6" style:family="text">
      <style:text-properties style:font-name="Calibri Light" fo:font-size="11pt" style:text-underline-style="solid" style:text-underline-width="auto" style:text-underline-color="font-color" fo:font-weight="bold" style:font-size-asian="11pt" style:font-weight-asian="bold" style:font-size-complex="11pt" style:font-weight-complex="bold"/>
    </style:style>
    <style:style style:name="T7"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What is normalisation?</text:p>
      <text:p text:style-name="P6"><text:line-break/>Imagine your database is like a messy drawer full of clothes. Normalization is like sorting and organizing that drawer. You group similar clothes together and remove any duplicates. This makes it easier to find what you need and avoids confusion. In databases, normalization helps organize data in a specific way to avoid problems. Instead of repeating the same information everywhere, it separates it into smaller, connected tables. This reduces redundancy, which means less data is stored twice. Think of redundancy as having two identical shirts in your drawer. If you need to wash one, you have to wash both! In databases, updating duplicate information can be tedious and lead to errors. Normalization happens in stages called "normal forms." Each form removes specific types of redundancy. Think of them as steps in your drawer organization:</text:p>
      <text:list text:style-name="L1">
        <text:list-item>
          <text:p text:style-name="P1"><text:span text:style-name="Strong_20_Emphasis"><text:span text:style-name="T4">First Normal Form (1NF):</text:span></text:span><text:span text:style-name="T4">This removes basic data duplication,like having two shirts with the same size label.</text:span></text:p>
        </text:list-item>
        <text:list-item>
          <text:p text:style-name="P1"><text:span text:style-name="Strong_20_Emphasis"><text:span text:style-name="T4">Second Normal Form (2NF):</text:span></text:span><text:span text:style-name="T4">This takes it further,ensuring each piece of information depends only on the main key of its table,not on other data.It's like grouping shirts by type (T-shirts, sweaters) instead of color and size mixed together.</text:span></text:p>
        </text:list-item>
        <text:list-item>
          <text:p text:style-name="P1"><text:span text:style-name="Strong_20_Emphasis"><text:span text:style-name="T4">Third Normal Form (3NF):</text:span></text:span><text:span text:style-name="T4">This removes hidden redundancy within a table,ensuring each piece of information depends directly on the main key and not on other parts of the same table.It's like organizing your T-shirts by size within the T-shirt group, not mixing them with sweaters.</text:span></text:p>
        </text:list-item>
      </text:list>
      <text:p text:style-name="P6">For most databases, reaching the third stage (3NF) is enough to have a well-organized and efficient system. It's like having a neat drawer where everything is easy to find and update! </text:p>
      <text:p text:style-name="P6"/>
      <text:p text:style-name="P15">When is a table in 1NF?</text:p>
      <text:p text:style-name="P13">A table is in the first normal form (1NF) when it meets the following criteria:</text:p>
      <text:p text:style-name="P13">• Each table cell should contain a single value. </text:p>
      <text:p text:style-name="P13">• Each column should contain values of the same data type. </text:p>
      <text:p text:style-name="P13">• Each column should have a unique name. </text:p>
      <text:p text:style-name="P13">• The order of rows and columns should not matter. </text:p>
      <text:p text:style-name="P13"><text:span text:style-name="T7"/></text:p>
      <text:p text:style-name="P16"><text:span text:style-name="T7">When is a table in 2NF?</text:span></text:p>
      <text:p text:style-name="P13">A table is in the second normal form (2NF) when it is already in 1NF and meets the following additional criteria: </text:p>
      <text:p text:style-name="P13">• All non-key attributes (columns) are fully functional dependent on the primary key. </text:p>
      <text:p text:style-name="P13">• There are no partial dependencies, meaning that every non-key attribute is dependent on the entire primary key. <text:line-break/></text:p>
      <text:p text:style-name="P14">When is a table in 3NF?</text:p>
      <text:p text:style-name="P5"><text:span text:style-name="T4">A table is in the third normal form (3NF) when it is already in 2NF and meets the following additional criteria: • There are no transitive dependencies, meaning that no non-key attribute is dependent on another non-key attribute. </text:span></text:p>
      <text:p text:style-name="P5"><text:soft-page-break/><text:span text:style-name="T6">What is a foreign key?</text:span><text:span text:style-name="T4"><text:line-break/>A foreign key in a relational database is a column or set of columns in one table that references the primary key of another table. This creates a link between the two tables, establishing a specific relationship between the data they hold.</text:span></text:p>
      <text:p text:style-name="Text_20_body"><text:span text:style-name="Strong_20_Emphasis"><text:span text:style-name="T4">Core Function:</text:span></text:span></text:p>
      <text:list text:style-name="L7">
        <text:list-item>
          <text:p text:style-name="P10">A foreign key points to a specific row in another table.</text:p>
        </text:list-item>
        <text:list-item>
          <text:p text:style-name="P10">It essentially acts as a cross-reference,connecting related data across tables.</text:p>
        </text:list-item>
      </text:list>
      <text:p text:style-name="Text_20_body"><text:span text:style-name="Strong_20_Emphasis"><text:span text:style-name="T4">Structure:</text:span></text:span></text:p>
      <text:list text:style-name="L8">
        <text:list-item>
          <text:p text:style-name="P11">The foreign key can be a single column or a combination of columns,mirroring the structure of the primary key it references.</text:p>
        </text:list-item>
        <text:list-item>
          <text:p text:style-name="P11">This ensures a precise and unambiguous connection between the tables.</text:p>
        </text:list-item>
      </text:list>
      <text:p text:style-name="Text_20_body"><text:span text:style-name="Strong_20_Emphasis"><text:span text:style-name="T4">Purpose:</text:span></text:span></text:p>
      <text:list text:style-name="L9">
        <text:list-item>
          <text:p text:style-name="P12">Foreign keys enforce data integrity by guaranteeing that values in the foreign key column actually exist in the referenced primary key.</text:p>
        </text:list-item>
        <text:list-item>
          <text:p text:style-name="P12">This prevents the creation of inconsistent or invalid data entries.</text:p>
        </text:list-item>
        <text:list-item>
          <text:p text:style-name="P12">They also aid in efficient data retrieval by enabling joins between tables based on the established relationships.</text:p>
        </text:list-item>
      </text:list>
      <text:p text:style-name="Text_20_body"><text:span text:style-name="Strong_20_Emphasis"><text:span text:style-name="T4">Example:</text:span></text:span></text:p>
      <text:list text:style-name="L10">
        <text:list-item>
          <text:p text:style-name="P4"><text:span text:style-name="T4">Imagine a database with two tables: </text:span><text:span text:style-name="Source_20_Text"><text:span text:style-name="T4">Customers </text:span></text:span><text:span text:style-name="T4">and </text:span><text:span text:style-name="Source_20_Text"><text:span text:style-name="T4">Orders</text:span></text:span><text:span text:style-name="T4">.</text:span></text:p>
        </text:list-item>
        <text:list-item>
          <text:p text:style-name="P4"><text:span text:style-name="T4">The </text:span><text:span text:style-name="Source_20_Text"><text:span text:style-name="T4">Customers </text:span></text:span><text:span text:style-name="T4">table might have a primary key named </text:span><text:span text:style-name="Source_20_Text"><text:span text:style-name="T4">customer_id</text:span></text:span><text:span text:style-name="T4">.</text:span></text:p>
        </text:list-item>
        <text:list-item>
          <text:p text:style-name="P4"><text:span text:style-name="T4">The </text:span><text:span text:style-name="Source_20_Text"><text:span text:style-name="T4">Orders </text:span></text:span><text:span text:style-name="T4">table could have a foreign key named </text:span><text:span text:style-name="Source_20_Text"><text:span text:style-name="T4">customer_id_fk </text:span></text:span><text:span text:style-name="T4">that references the </text:span><text:span text:style-name="Source_20_Text"><text:span text:style-name="T4">customer_id </text:span></text:span><text:span text:style-name="T4">primary key.</text:span></text:p>
        </text:list-item>
        <text:list-item>
          <text:p text:style-name="P4"><text:span text:style-name="T4">This foreign key ensures that every order in the </text:span><text:span text:style-name="Source_20_Text"><text:span text:style-name="T4">Orders</text:span></text:span><text:span text:style-name="T4">table is placed by a valid customer existing in the </text:span><text:span text:style-name="Source_20_Text"><text:span text:style-name="T4">Customers </text:span></text:span><text:span text:style-name="T4">tabl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2:29:42.639000000</meta:creation-date>
    <dc:date>2024-02-22T19:08:11.777000000</dc:date>
    <meta:editing-duration>PT4H26M9S</meta:editing-duration>
    <meta:editing-cycles>3</meta:editing-cycles>
    <meta:generator>LibreOffice/24.2.0.3$Windows_X86_64 LibreOffice_project/da48488a73ddd66ea24cf16bbc4f7b9c08e9bea1</meta:generator>
    <meta:document-statistic meta:table-count="0" meta:image-count="0" meta:object-count="0" meta:page-count="2" meta:paragraph-count="34" meta:word-count="648" meta:character-count="3885" meta:non-whitespace-character-count="3274"/>
  </office:meta>
</office:document-meta>
</file>